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 zapłaty:</text:p>
      <text:p text:style-name="Standard">Czynsz + opłaty za grudzień i styczeń – 2460 zł</text:p>
      <text:p text:style-name="Standard">za prąd do 17.10 – 34.08 zł</text:p>
      <text:p text:style-name="Standard">za prąd 17.10 - 10.11 – proponuję 25 zł</text:p>
      <text:p text:style-name="Standard">za gaz 13.09-10.11 – według faktur prognozowych PGNiG 88,73 zł miesięcznie * 2 = 177,46 zł</text:p>
      <text:p text:style-name="Standard"/>
      <text:p text:style-name="Standard">zwrot kaucji 900 zł</text:p>
      <text:p text:style-name="Standard">zwrot za pralkę 350 zł</text:p>
      <text:p text:style-name="Standard">=1446,55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13:26:26</meta:creation-date>
    <meta:document-statistic meta:table-count="0" meta:image-count="0" meta:object-count="0" meta:page-count="1" meta:paragraph-count="8" meta:word-count="54" meta:character-count="263" meta:non-whitespace-character-count="217"/>
    <dc:date>2011-12-02T13:44:31</dc:date>
    <meta:editing-duration>PT2M54S</meta:editing-duration>
    <meta:editing-cycles>1</meta:editing-cycles>
    <meta:generator>LibreOffice/3.4$Linux LibreOffice_project/340m1$Build-302</meta:generator>
  </office:meta>
</office:document-meta>
</file>